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fo:margin-left="0in" table:align="left" style:writing-mode="lr-tb"/>
    </style:style>
    <style:style style:name="Table1.A" style:family="table-column">
      <style:table-column-properties style:column-width="6.925in"/>
    </style:style>
    <style:style style:name="Table1.A1" style:family="table-cell">
      <style:table-cell-properties style:vertical-align="top" fo:padding="0.0382in" fo:border="1pt solid #000000"/>
    </style:style>
    <style:style style:name="Table2" style:family="table">
      <style:table-properties style:width="6.925in" fo:margin-left="0in" table:align="left" style:writing-mode="lr-tb"/>
    </style:style>
    <style:style style:name="Table2.A" style:family="table-column">
      <style:table-column-properties style:column-width="6.925in"/>
    </style:style>
    <style:style style:name="Table2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2.A2" style:family="table-cell">
      <style:table-cell-properties style:vertical-align="top" fo:padding="0.0694in" fo:border="1pt solid #000000"/>
    </style:style>
    <style:style style:name="Table2.A4" style:family="table-cell">
      <style:table-cell-properties style:vertical-align="top" fo:padding="0.0694in" fo:border="1pt solid #000000"/>
    </style:style>
    <style:style style:name="Table3" style:family="table">
      <style:table-properties style:width="6.7861in" fo:margin-left="0in" table:align="left" style:writing-mode="lr-tb"/>
    </style:style>
    <style:style style:name="Table3.A" style:family="table-column">
      <style:table-column-properties style:column-width="6.7861in"/>
    </style:style>
    <style:style style:name="Table3.A1" style:family="table-cell">
      <style:table-cell-properties style:vertical-align="top" fo:padding="0.0694in" fo:border="1pt solid #000000"/>
    </style:style>
    <style:style style:name="Table4" style:family="table">
      <style:table-properties style:width="6.925in" fo:margin-left="0in" table:align="left" style:writing-mode="lr-tb"/>
    </style:style>
    <style:style style:name="Table4.A" style:family="table-column">
      <style:table-column-properties style:column-width="6.925in"/>
    </style:style>
    <style:style style:name="Table4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4.A2" style:family="table-cell">
      <style:table-cell-properties style:vertical-align="top" fo:padding="0.0694in" fo:border="1pt solid #000000"/>
    </style:style>
    <style:style style:name="Table4.A4" style:family="table-cell">
      <style:table-cell-properties style:vertical-align="top" fo:padding="0.0694in" fo:border="1pt solid #000000"/>
    </style:style>
    <style:style style:name="Table5" style:family="table">
      <style:table-properties style:width="6.7861in" fo:margin-left="0in" table:align="left" style:writing-mode="lr-tb"/>
    </style:style>
    <style:style style:name="Table5.A" style:family="table-column">
      <style:table-column-properties style:column-width="6.7861in"/>
    </style:style>
    <style:style style:name="Table5.A1" style:family="table-cell">
      <style:table-cell-properties style:vertical-align="top" fo:padding="0.0694in" fo:border="1pt solid #000000"/>
    </style:style>
    <style:style style:name="Table6" style:family="table">
      <style:table-properties style:width="6.925in" fo:margin-left="0in" table:align="left" style:writing-mode="lr-tb"/>
    </style:style>
    <style:style style:name="Table6.A" style:family="table-column">
      <style:table-column-properties style:column-width="6.925in"/>
    </style:style>
    <style:style style:name="Table6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6.A2" style:family="table-cell">
      <style:table-cell-properties style:vertical-align="top" fo:padding="0.0694in" fo:border="1pt solid #000000"/>
    </style:style>
    <style:style style:name="Table6.A4" style:family="table-cell">
      <style:table-cell-properties style:vertical-align="top" fo:padding="0.0694in" fo:border="1pt solid #000000"/>
    </style:style>
    <style:style style:name="Table7" style:family="table">
      <style:table-properties style:width="6.7861in" fo:margin-left="0in" table:align="left" style:writing-mode="lr-tb"/>
    </style:style>
    <style:style style:name="Table7.A" style:family="table-column">
      <style:table-column-properties style:column-width="6.7861in"/>
    </style:style>
    <style:style style:name="Table7.A1" style:family="table-cell">
      <style:table-cell-properties style:vertical-align="top" fo:padding="0.0694in" fo:border="1pt solid #000000"/>
    </style:style>
    <style:style style:name="Table8" style:family="table">
      <style:table-properties style:width="6.925in" fo:margin-left="0in" table:align="left" style:writing-mode="lr-tb"/>
    </style:style>
    <style:style style:name="Table8.A" style:family="table-column">
      <style:table-column-properties style:column-width="6.925in"/>
    </style:style>
    <style:style style:name="Table8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8.A2" style:family="table-cell">
      <style:table-cell-properties style:vertical-align="top" fo:padding="0.0694in" fo:border="1pt solid #000000"/>
    </style:style>
    <style:style style:name="Table8.A4" style:family="table-cell">
      <style:table-cell-properties style:vertical-align="top" fo:padding="0.0694in" fo:border="1pt solid #000000"/>
    </style:style>
    <style:style style:name="Table9" style:family="table">
      <style:table-properties style:width="6.7861in" fo:margin-left="0in" table:align="left" style:writing-mode="lr-tb"/>
    </style:style>
    <style:style style:name="Table9.A" style:family="table-column">
      <style:table-column-properties style:column-width="6.7861in"/>
    </style:style>
    <style:style style:name="Table9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00%" fo:text-align="start" style:justify-single-word="false" fo:break-before="auto" fo:break-after="auto" style:writing-mode="lr-tb"/>
    </style:style>
    <style:style style:name="P4" style:family="paragraph" style:parent-style-name="Standard">
      <style:paragraph-properties fo:line-height="100%" fo:break-before="auto" fo:break-after="auto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5" style:family="paragraph" style:parent-style-name="Standard">
      <style:paragraph-properties fo:line-height="100%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6" style:family="paragraph" style:parent-style-name="Standard">
      <style:paragraph-properties fo:line-height="100%" fo:text-align="start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7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8" style:family="paragraph" style:parent-style-name="Standard">
      <style:paragraph-properties fo:line-height="115%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9" style:family="paragraph" style:parent-style-name="Standard">
      <style:paragraph-properties fo:line-height="100%" fo:break-before="auto" fo:break-after="auto" style:writing-mode="lr-tb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fo:line-height="100%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4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5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16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fo:font-size="11pt" style:font-name-asian="Arial" style:font-size-asian="11pt" style:font-name-complex="Arial" style:font-size-complex="11pt"/>
    </style:style>
    <style:style style:name="T2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font-weight="bold" fo:background-color="#ffffff" loext:char-shading-value="0" style:font-name-asian="Arial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5" style:family="text">
      <style:text-properties fo:color="#ffffff" style:font-name="Arial" fo:font-size="36pt" fo:background-color="#4a86e8" loext:char-shading-value="0" style:font-name-asian="Arial" style:font-size-asian="36pt" style:font-name-complex="Arial" style:font-size-complex="36pt"/>
    </style:style>
    <style:style style:name="T6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Arial" fo:font-size="11pt" fo:font-style="normal" style:text-underline-style="none" fo:font-weight="normal" fo:background-color="#ffff00" loext:char-shading-value="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5">TINKER ACADEMY</text:span></text:p>
      <text:p text:style-name="P4"/>
      <text:p text:style-name="P2"><text:span text:style-name="T4">Programming Using Java</text:span></text:p>
      <text:p text:style-name="P6"/>
      <text:p text:style-name="P3"><text:span text:style-name="T2">Quiz 3: </text:span><text:span text:style-name="T3">Data Types Operators and Control Statements</text:span></text:p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11"><text:span text:style-name="T6">Welcome to the Class!</text:span></text:p>
            <text:p text:style-name="P12"/>
            <text:p text:style-name="P11"><text:span text:style-name="T6">This quiz will cover the </text:span><text:span text:style-name="T8">third</text:span><text:span text:style-name="T6"> Programming Using Java class.</text:span></text:p>
            <text:p text:style-name="P12"/>
            <text:p text:style-name="P11"><text:span text:style-name="T6">This quiz is graded!</text:span></text:p>
          </table:table-cell>
        </table:table-row>
      </table:table>
      <text:p text:style-name="P1"/>
      <text:p text:style-name="P9"/>
      <table:table table:name="Table2" table:style-name="Table2">
        <table:table-column table:style-name="Table2.A"/>
        <table:table-row>
          <table:table-cell table:style-name="Table2.A1" office:value-type="string">
            <text:p text:style-name="P11"><text:span text:style-name="T6">Question 1</text:span></text:p>
          </table:table-cell>
        </table:table-row>
        <table:table-row>
          <table:table-cell table:style-name="Table2.A2" office:value-type="string">
            <text:p text:style-name="P11"><text:span text:style-name="T6">A student added the highlighted code in the main method</text:span></text:p>
            <text:p text:style-name="P12"/>
            <text:p text:style-name="P12"/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1"><text:span text:style-name="T6">public static void main(String[] args) {</text:span></text:p>
                  <text:p text:style-name="P14"><text:span text:style-name="T7">int result = 1;</text:span></text:p>
                  <text:p text:style-name="P14"><text:span text:style-name="T7">result = result * (result + 1);</text:span></text:p>
                  <text:p text:style-name="P14"><text:span text:style-name="T7">System.out.println(result)</text:span></text:p>
                  <text:p text:style-name="P12">}</text:p>
                </table:table-cell>
              </table:table-row>
            </table:table>
            <text:p text:style-name="P13"/>
            <text:p text:style-name="P12"/>
            <text:p text:style-name="P11"><text:span text:style-name="T6">What will be printed to the console?</text:span></text:p>
            <text:p text:style-name="P11"><text:span text:style-name="T6">Type in the answer below.</text:span></text:p>
            <text:p text:style-name="P12"/>
            <text:p text:style-name="P11"><text:span text:style-name="T6">Indicate your answer in the Answer Box below.</text:span></text:p>
          </table:table-cell>
        </table:table-row>
        <table:table-row>
          <table:table-cell table:style-name="Table2.A1" office:value-type="string">
            <text:p text:style-name="P13"/>
            <text:p text:style-name="P12">Answer</text:p>
          </table:table-cell>
        </table:table-row>
        <table:table-row>
          <table:table-cell table:style-name="Table2.A4" office:value-type="string">
            <text:p text:style-name="P13"/>
            <text:p text:style-name="P12"/>
            <text:p text:style-name="P12"/>
            <text:p text:style-name="P12"/>
          </table:table-cell>
        </table:table-row>
      </table:table>
      <text:p text:style-name="P1"/>
      <text:p text:style-name="P10"/>
      <text:p text:style-name="P9"/>
      <table:table table:name="Table4" table:style-name="Table4">
        <table:table-column table:style-name="Table4.A"/>
        <table:table-row>
          <table:table-cell table:style-name="Table4.A1" office:value-type="string">
            <text:p text:style-name="P11"><text:span text:style-name="T6">Question 2</text:span></text:p>
          </table:table-cell>
        </table:table-row>
        <table:table-row>
          <table:table-cell table:style-name="Table4.A2" office:value-type="string">
            <text:p text:style-name="P11"><text:span text:style-name="T6">A student added the following code at the end of the main method of StarterPack3 </text:span></text:p>
            <text:p text:style-name="P12"/>
            <text:p text:style-name="P12"><text:soft-page-break/></text:p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1"><text:span text:style-name="T6">int[] numbers = {0,1,2,3,4,5,6};</text:span></text:p>
                  <text:p text:style-name="P11"><text:span text:style-name="T6">System.out.println(numbers[0]);</text:span></text:p>
                </table:table-cell>
              </table:table-row>
            </table:table>
            <text:p text:style-name="P13"/>
            <text:p text:style-name="P11"><text:span text:style-name="T6">What will be printed to the console?</text:span></text:p>
            <text:p text:style-name="P11"><text:span text:style-name="T6">Type in the answer below.</text:span></text:p>
            <text:p text:style-name="P12"/>
            <text:p text:style-name="P12"/>
            <text:p text:style-name="P11"><text:span text:style-name="T6">Indicate your answer in the Answer Box below.</text:span></text:p>
          </table:table-cell>
        </table:table-row>
        <table:table-row>
          <table:table-cell table:style-name="Table4.A1" office:value-type="string">
            <text:p text:style-name="P12">Answer</text:p>
          </table:table-cell>
        </table:table-row>
        <table:table-row>
          <table:table-cell table:style-name="Table4.A4" office:value-type="string">
            <text:p text:style-name="P13"/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"/>
      <text:p text:style-name="P1"/>
      <text:p text:style-name="P10"/>
      <text:p text:style-name="P9"/>
      <table:table table:name="Table6" table:style-name="Table6">
        <table:table-column table:style-name="Table6.A"/>
        <table:table-row>
          <table:table-cell table:style-name="Table6.A1" office:value-type="string">
            <text:p text:style-name="P11"><text:span text:style-name="T6">Question 3</text:span></text:p>
          </table:table-cell>
        </table:table-row>
        <table:table-row>
          <table:table-cell table:style-name="Table6.A2" office:value-type="string">
            <text:p text:style-name="P11"><text:span text:style-name="T6">A student added the following code at the end of the main method of StarterPack3 </text:span></text:p>
            <text:p text:style-name="P12"/>
            <text:p text:style-name="P12"/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1"><text:span text:style-name="T6">int[] numbers = {0,1,2,3,4,5,6};</text:span></text:p>
                  <text:p text:style-name="P11"><text:span text:style-name="T6">if (numbers[2] % 2 == 0) {</text:span></text:p>
                  <text:p text:style-name="P11"><text:span text:style-name="T6"><text:tab/>System.out.println("even");</text:span></text:p>
                  <text:p text:style-name="P11"><text:span text:style-name="T6">} else {</text:span></text:p>
                  <text:p text:style-name="P11"><text:span text:style-name="T6"><text:tab/>System.out.println("odd");</text:span></text:p>
                  <text:p text:style-name="P12">}</text:p>
                </table:table-cell>
              </table:table-row>
            </table:table>
            <text:p text:style-name="P13"/>
            <text:p text:style-name="P11"><text:span text:style-name="T6">What will be printed to the console?</text:span></text:p>
            <text:p text:style-name="P11"><text:span text:style-name="T6">Type in the answer below.</text:span></text:p>
            <text:p text:style-name="P12"/>
            <text:p text:style-name="P11"><text:span text:style-name="T6">Indicate your answer in the Answer Box below.</text:span></text:p>
          </table:table-cell>
        </table:table-row>
        <table:table-row>
          <table:table-cell table:style-name="Table6.A1" office:value-type="string">
            <text:p text:style-name="P12">Answer</text:p>
          </table:table-cell>
        </table:table-row>
        <table:table-row>
          <table:table-cell table:style-name="Table6.A4" office:value-type="string">
            <text:p text:style-name="P13"/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"/>
      <text:p text:style-name="P5"/>
      <text:p text:style-name="P9"/>
      <table:table table:name="Table8" table:style-name="Table8">
        <table:table-column table:style-name="Table8.A"/>
        <text:soft-page-break/>
        <table:table-row>
          <table:table-cell table:style-name="Table8.A1" office:value-type="string">
            <text:p text:style-name="P11"><text:span text:style-name="T6">Question 4</text:span></text:p>
          </table:table-cell>
        </table:table-row>
        <table:table-row>
          <table:table-cell table:style-name="Table8.A2" office:value-type="string">
            <text:p text:style-name="P11"><text:span text:style-name="T6">A student added the following code at the end of the main method of StarterPack3 </text:span></text:p>
            <text:p text:style-name="P12"/>
            <text:p text:style-name="P12"/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11"><text:span text:style-name="T6">int[] numbers = {0,1,2,3,4,5,6};</text:span></text:p>
                  <text:p text:style-name="P11"><text:span text:style-name="T6">int result = 0;</text:span></text:p>
                  <text:p text:style-name="P11"><text:span text:style-name="T6">int i = 0;</text:span></text:p>
                  <text:p text:style-name="P11"><text:span text:style-name="T6">for (i = 0; i &lt; 7; ++i) {</text:span></text:p>
                  <text:p text:style-name="P14"><text:span text:style-name="T6">result = result + numbers[i];</text:span></text:p>
                  <text:p text:style-name="P12">}</text:p>
                  <text:p text:style-name="P11"><text:span text:style-name="T6">System.out.println(result);</text:span></text:p>
                </table:table-cell>
              </table:table-row>
            </table:table>
            <text:p text:style-name="P13"/>
            <text:p text:style-name="P11"><text:span text:style-name="T6">What will be printed to the console?</text:span></text:p>
            <text:p text:style-name="P11"><text:span text:style-name="T6">Type in the answer below.</text:span></text:p>
            <text:p text:style-name="P12"/>
            <text:p text:style-name="P11"><text:span text:style-name="T6">Indicate your answer in the Answer Box below.</text:span></text:p>
          </table:table-cell>
        </table:table-row>
        <table:table-row>
          <table:table-cell table:style-name="Table8.A1" office:value-type="string">
            <text:p text:style-name="P12">Answer</text:p>
          </table:table-cell>
        </table:table-row>
        <table:table-row>
          <table:table-cell table:style-name="Table8.A4" office:value-type="string">
            <text:p text:style-name="P13"/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"/>
      <text:p text:style-name="P8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1665in" fo:margin-bottom="0.0835in" loext:contextual-spacing="false" fo:line-height="100%" fo:break-before="auto" fo:break-after="auto" fo:keep-with-next="always" style:writing-mode="lr-tb"/>
      <style:text-properties style:font-name="Verdana" fo:font-family="Verdana" fo:font-size="18pt" fo:font-weight="bold" style:font-name-asian="Verdana" style:font-family-asian="Verdana" style:font-size-asian="18pt" style:font-weight-asian="bold" style:font-name-complex="Verdana" style:font-family-complex="Verdana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139in" fo:margin-bottom="0.0835in" loext:contextual-spacing="false" fo:line-height="100%" fo:break-before="auto" fo:break-after="auto" fo:keep-with-next="always" style:writing-mode="lr-tb"/>
      <style:text-properties style:font-name="Verdana" fo:font-family="Verdana" fo:font-size="16pt" fo:font-weight="bold" style:font-name-asian="Verdana" style:font-family-asian="Verdana" style:font-size-asian="16pt" style:font-weight-asian="bold" style:font-name-complex="Verdana" style:font-family-complex="Verdana" style:font-size-complex="16pt" style:font-weight-complex="bold"/>
    </style:style>
    <style:style style:name="Heading_20_3" style:display-name="Heading 3" style:family="paragraph" style:parent-style-name="Standard" style:class="text">
      <style:paragraph-properties fo:margin-top="0.0972in" fo:margin-bottom="0.0835in" loext:contextual-spacing="false" fo:line-height="100%" fo:break-before="auto" fo:break-after="auto" fo:keep-with-next="always" style:writing-mode="lr-tb"/>
      <style:text-properties fo:color="#808080" style:font-name="Verdana" fo:font-family="Verdana" fo:font-size="14pt" fo:font-weight="bold" style:font-name-asian="Verdana" style:font-family-asian="Verdana" style:font-size-asian="14pt" style:font-weight-asian="bold" style:font-name-complex="Verdana" style:font-family-complex="Verdana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835in" loext:contextual-spacing="false" fo:line-height="100%" fo:text-align="center" style:justify-single-word="false" fo:break-before="auto" fo:break-after="auto" fo:keep-with-next="always" style:writing-mode="lr-tb"/>
      <style:text-properties style:font-name="Verdana" fo:font-family="Verdana" fo:font-size="28pt" fo:font-weight="bold" style:font-name-asian="Verdana" style:font-family-asian="Verdana" style:font-size-asian="28pt" style:font-weight-asian="bold" style:font-name-complex="Verdana" style:font-family-complex="Verdana" style:font-size-complex="28pt" style:font-weight-complex="bold"/>
    </style:style>
    <style:style style:name="Subtitle" style:family="paragraph" style:parent-style-name="Standard" style:class="chapter">
      <style:paragraph-properties fo:margin-top="0.0417in" fo:margin-bottom="0.0835in" loext:contextual-spacing="false" fo:line-height="100%" fo:text-align="center" style:justify-single-word="false" fo:break-before="auto" fo:break-after="auto" fo:keep-with-next="always" style:writing-mode="lr-tb"/>
      <style:text-properties style:font-name="Verdana" fo:font-family="Verdana" fo:font-size="18pt" style:font-name-asian="Verdana" style:font-family-asian="Verdana" style:font-size-asian="18pt" style:font-name-complex="Verdana" style:font-family-complex="Verdana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T1" style:family="text">
      <style:text-properties style:font-name="Arial" fo:font-size="11pt" style:font-name-asian="Arial" style:font-size-asian="11pt" style:font-name-complex="Arial" style:font-size-complex="11pt"/>
    </style:style>
    <style:page-layout style:name="Mpm1">
      <style:page-layout-properties fo:page-width="8.5in" fo:page-height="11in" style:num-format="1" style:print-orientation="portrait" fo:margin-top="0.7874in" fo:margin-bottom="0.4917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95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tab/><text:tab/><text:span text:style-name="MT1">© Tinker Academy 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MacOSX_X86_64 LibreOffice_project/958349dc3b25111dbca392fbc281a05559ef6848</meta:generator>
    <dc:title/>
    <meta:initial-creator/>
    <meta:editing-cycles>2</meta:editing-cycles>
    <dc:date>2014-10-11T16:35:30.669126000</dc:date>
    <meta:editing-duration>PT1M19S</meta:editing-duration>
    <meta:document-statistic meta:table-count="9" meta:image-count="0" meta:object-count="0" meta:page-count="3" meta:paragraph-count="51" meta:word-count="251" meta:character-count="1441" meta:non-whitespace-character-count="1227"/>
  </office:meta>
</office:document-meta>
</file>